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style:font-name="Lato" fo:font-size="20pt" officeooo:paragraph-rsid="001d24e6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ato" officeooo:rsid="001b8778" officeooo:paragraph-rsid="001d24e6"/>
    </style:style>
    <style:style style:name="P3" style:family="paragraph" style:parent-style-name="Standard">
      <style:paragraph-properties fo:text-align="center" style:justify-single-word="false"/>
      <style:text-properties style:font-name="Lato" officeooo:rsid="001a9127" officeooo:paragraph-rsid="001d24e6"/>
    </style:style>
    <style:style style:name="P4" style:family="paragraph" style:parent-style-name="Standard">
      <style:paragraph-properties fo:text-align="center" style:justify-single-word="false"/>
      <style:text-properties style:font-name="Lato" officeooo:rsid="001d24e6" officeooo:paragraph-rsid="001d24e6"/>
    </style:style>
    <style:style style:name="P5" style:family="paragraph" style:parent-style-name="Standard">
      <style:paragraph-properties fo:text-align="center" style:justify-single-word="false"/>
      <style:text-properties style:font-name="Lato" officeooo:rsid="001d24e6" officeooo:paragraph-rsid="001f8dd7"/>
    </style:style>
    <style:style style:name="P6" style:family="paragraph" style:parent-style-name="Standard">
      <style:paragraph-properties fo:text-align="center" style:justify-single-word="false"/>
      <style:text-properties style:font-name="Lato" fo:font-size="14pt" officeooo:rsid="001eb779" officeooo:paragraph-rsid="001eb779" style:font-size-asian="14pt" style:font-size-complex="14pt"/>
    </style:style>
    <style:style style:name="P7" style:family="paragraph" style:parent-style-name="Text_20_body">
      <style:text-properties style:font-name="Lato" fo:font-size="20pt" officeooo:paragraph-rsid="001d24e6" style:font-size-asian="20pt" style:font-size-complex="20pt"/>
    </style:style>
    <style:style style:name="P8" style:family="paragraph" style:parent-style-name="Text_20_body">
      <style:paragraph-properties fo:text-align="center" style:justify-single-word="false"/>
      <style:text-properties style:font-name="Lato" fo:font-size="12pt" officeooo:paragraph-rsid="001d24e6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Lato" fo:font-size="12pt" officeooo:rsid="001d9c6a" officeooo:paragraph-rsid="001d24e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ato" officeooo:rsid="00215bfd" officeooo:paragraph-rsid="00215bfd"/>
    </style:style>
    <style:style style:name="P11" style:family="paragraph" style:parent-style-name="Standard">
      <style:paragraph-properties fo:text-align="center" style:justify-single-word="false"/>
      <style:text-properties style:font-name="Lato" officeooo:rsid="001b8778" officeooo:paragraph-rsid="001d24e6"/>
    </style:style>
    <style:style style:name="T1" style:family="text">
      <style:text-properties officeooo:rsid="002c0cfb"/>
    </style:style>
    <style:style style:name="T2" style:family="text">
      <style:text-properties style:font-name="Lato" officeooo:rsid="001e3a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ext:p text:style-name="P1"/>
      <text:p text:style-name="P7"/>
      <text:p text:style-name="P7"/>
      <text:p text:style-name="P1">Implementation of an autonomous taxi service <text:span text:style-name="T1">in a multi-modal</text:span> traffic <text:span text:style-name="T1">scenario using MATSim</text:span></text:p>
      <text:p text:style-name="P3"/>
      <text:p text:style-name="P3"/>
      <text:p text:style-name="P6">SEBASTIAN HÖR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rof. Claes Andersson (Chalmers), examiner</text:p>
      <text:p text:style-name="P10">Dr. Alexander Erath (ETHZ), supervisor</text:p>
      <text:p text:style-name="P10">Pieter J. Fourie (ETHZ), superviso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epartment of Energy and Environment</text:p>
      <text:p text:style-name="P4">CHALMERS UNIVERSITY OF TECHNOLOGY</text:p>
      <text:p text:style-name="P5"><text:span text:style-name="T2">Göteborg</text:span>, Sweden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21T07:02:18.034694344</meta:creation-date>
    <dc:date>2016-05-21T07:33:50.005215173</dc:date>
    <dc:creator>Sebastian Hörl</dc:creator>
    <meta:editing-duration>PT8M26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1" meta:paragraph-count="8" meta:word-count="42" meta:character-count="310" meta:non-whitespace-character-count="276"/>
  </office:meta>
</office:document-meta>
</file>